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c82a"/>
    </style:style>
    <style:style style:name="P2" style:family="paragraph" style:parent-style-name="Standard">
      <style:text-properties officeooo:paragraph-rsid="001f83fc"/>
    </style:style>
    <style:style style:name="P3" style:family="paragraph" style:parent-style-name="Standard">
      <style:text-properties officeooo:rsid="001f83fc" officeooo:paragraph-rsid="001f83fc"/>
    </style:style>
    <style:style style:name="P4" style:family="paragraph" style:parent-style-name="Standard">
      <style:text-properties officeooo:paragraph-rsid="0026c192"/>
    </style:style>
    <style:style style:name="P5" style:family="paragraph" style:parent-style-name="Standard">
      <style:text-properties fo:color="#ce181e" fo:font-size="16pt" officeooo:paragraph-rsid="0014c82a" style:font-size-asian="16pt" style:font-size-complex="16pt"/>
    </style:style>
    <style:style style:name="P6" style:family="paragraph" style:parent-style-name="Standard">
      <style:text-properties fo:color="#ce181e" fo:font-size="16pt" officeooo:rsid="003a8fd3" officeooo:paragraph-rsid="003a8fd3" style:font-size-asian="16pt" style:font-size-complex="16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4c82a"/>
    </style:style>
    <style:style style:name="T2" style:family="text">
      <style:text-properties officeooo:rsid="001c100d"/>
    </style:style>
    <style:style style:name="T3" style:family="text">
      <style:text-properties officeooo:rsid="001e1659"/>
    </style:style>
    <style:style style:name="T4" style:family="text">
      <style:text-properties officeooo:rsid="0027eb46"/>
    </style:style>
    <style:style style:name="T5" style:family="text">
      <style:text-properties fo:color="#ce181e"/>
    </style:style>
    <style:style style:name="T6" style:family="text">
      <style:text-properties fo:color="#ce181e" fo:font-size="16pt" style:font-size-asian="16pt" style:font-size-complex="16pt"/>
    </style:style>
    <style:style style:name="T7" style:family="text">
      <style:text-properties officeooo:rsid="002f1a84"/>
    </style:style>
    <style:style style:name="T8" style:family="text">
      <style:text-properties fo:color="#00864b"/>
    </style:style>
    <style:style style:name="T9" style:family="text">
      <style:text-properties fo:color="#00864b" officeooo:rsid="00344250"/>
    </style:style>
    <style:style style:name="T10" style:family="text">
      <style:text-properties officeooo:rsid="00344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V</text:span>ariantes:</text:p>
      <text:p text:style-name="P2">Nº de pacotes a ser definido (10000 = 540 KB, 20000 = 1.1 MB), talvez melhor a 2º opção; Utiliza<text:span text:style-name="T2">r</text:span> sempre a mesma sequencia de <text:span text:style-name="T3">LDPC(1100,432) </text:span>tal como falado.</text:p>
      <text:p text:style-name="P2"/>
      <text:p text:style-name="P4">-Algoritmo usado: LMS, NLMS, RLS, QRRLS;</text:p>
      <text:p text:style-name="P4">-<text:span text:style-name="T4">Potencia de Jamming;</text:span></text:p>
      <text:p text:style-name="P3">-Baixar antena de jamming <text:span text:style-name="T4">(supressao passiva</text:span>;</text:p>
      <text:p text:style-name="P3">-Codificação Header;</text:p>
      <text:p text:style-name="P3">-Codigo corretor de erros: LDPC e CC;</text:p>
      <text:p text:style-name="P2"/>
      <text:p text:style-name="P1">-Distancia entre as placas;</text:p>
      <text:p text:style-name="Standard">-</text:p>
      <text:p text:style-name="Standard">-Implementa<text:span text:style-name="T1">r </text:span>o SCS-HK: Adiciona-se o Additive Scrambler e altera-se o nº de bits punctured: 20,22,25,44,50,55,100,110,220,275,550;</text:p>
      <text:p text:style-name="Standard"/>
      <text:p text:style-name="Standard"><text:span text:style-name="T6">Metricas</text:span>:</text:p>
      <text:p text:style-name="Standard">EVM=Error Vector Magnitude</text:p>
      <text:p text:style-name="Standard">PP=Perda de Pacotes</text:p>
      <text:p text:style-name="Standard">BlER=Block Error Rate</text:p>
      <text:p text:style-name="Standard">BER=Bit Error Rate -&gt;Só <text:span text:style-name="T7">para</text:span> os pacotes recebidos.</text:p>
      <text:p text:style-name="Standard"/>
      <text:p text:style-name="Standard"/>
      <text:p text:style-name="P6">Testes:</text:p>
      <text:p text:style-name="Standard">Sem antena Abaixada, Sem o Header Codificado. Com o esquema esquema mais vantajoso (esquema usado no REC):</text:p>
      <text:p text:style-name="Standard"/>
      <text:p text:style-name="Standard"><text:tab/>-&gt;Utilizar os 4 algoritmos e fazer Variar a potencia de Jamming e verificar qual oferece mais maior diferença de EVM. (Realizado no REC). <text:s/><text:span text:style-name="T8">Ter uma base.</text:span> (4*10=40Testes * 5 = 200 Testes)</text:p>
      <text:p text:style-name="Standard"/>
      <text:p text:style-name="Standard"><text:tab/>-&gt;Baixar a antena de Jamming, utilizar os 4 algoritmos Fazer Variar a potencia de Jamming e verificar qual oferece mais maior diferença de EVM. Selecionar mellhor potencia de jamming (maior diferença de EVM da EVE e do BOB) como X. <text:span text:style-name="T8">Verificar que antena abaixada é melhor</text:span>. (4*10=40Testes * 5 = 200 Testes)</text:p>
      <text:p text:style-name="Standard"/>
      <text:p text:style-name="Standard"><text:tab/>-&gt;Utilizar a antena abaixada e a potencia de jaming X selecionada anteriormente, para os 4 algoritmos e verificar os PP, BlER, BER. <text:span text:style-name="T8">Mostrar que existe uma taxa muito alta de pacotes perdidos -&gt; é necessário codificar o header para correção de erros do Access Code</text:span>.</text:p>
      <text:p text:style-name="Standard"/>
      <text:p text:style-name="Standard"><text:tab/>-&gt;Utilizar a antena abaixada, potencia de jamming X, com a codificação do header, para os 4 algoritmos e verificar os PP, BlER, BER. <text:span text:style-name="T8">Mostrar que efetivamete melhorou com a codificação do header.</text:span></text:p>
      <text:p text:style-name="Standard"/>
      <text:p text:style-name="Standard"><text:tab/>-&gt;Utilizar o CC em vez do LDPC para avaliar a possibilidade da utilização do mesmo. <text:span text:style-name="T9">Em principio o CC vai ser maior o BER por isso vai ser excluido</text:span><text:span text:style-name="T8">.</text:span></text:p>
      <text:p text:style-name="Standard"/>
      <text:p text:style-name="P7">Neste Momento tenho uma base sólida onde afirmo que: Antena Abaixada, Codificar o Header, e usar o LDPC é MELHOR. Proximos testes uso SEMPRE estas caracteristicas estableciddas.</text:p>
      <text:p text:style-name="Standard"/>
      <text:p text:style-name="Standard"/>
      <text:p text:style-name="Standard"/>
      <text:p text:style-name="Standard"><text:soft-page-break/>Com antena abaixada, Com Header Codificado. Medir PP=Perda de Pacotes, BlER=Block Error Rate BER=Bit Error Rate -&gt;Só dentro dos pacotes recebidos.</text:p>
      <text:p text:style-name="Standard"/>
      <text:p text:style-name="Standard">-Alterar Esquema Placas (1)</text:p>
      <text:p text:style-name="Standard">-Alterar Jaming Power (-14, -10, ..., 18, 22) (10). </text:p>
      <text:p text:style-name="Standard">-Alterar Algoritmo usado (LMS, NLMS, RLS, QRRLS) - Não vai dar QRLS com Puncturing</text:p>
      <text:p text:style-name="Standard">SCS-HK - com Additive scrambler (1)</text:p>
      <text:p text:style-name="Standard">-Alterar Puncturing (11)</text:p>
      <text:p text:style-name="Standard"/>
      <text:p text:style-name="Standard">1 Esquema: </text:p>
      <text:p text:style-name="Standard">10*4*11=440 Testes. 5x O mesmo teste para fazer a media= 2200 Testes para cada esqu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4:09:16.132159829</meta:creation-date>
    <meta:generator>LibreOffice/6.0.7.3$Linux_X86_64 LibreOffice_project/00m0$Build-3</meta:generator>
    <dc:date>2020-03-18T15:19:01.609794415</dc:date>
    <meta:editing-duration>PT1H9M40S</meta:editing-duration>
    <meta:editing-cycles>19</meta:editing-cycles>
    <meta:document-statistic meta:table-count="0" meta:image-count="0" meta:object-count="0" meta:page-count="2" meta:paragraph-count="31" meta:word-count="401" meta:character-count="2467" meta:non-whitespace-character-count="2089"/>
  </office:meta>
</office:document-meta>
</file>